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Sans" svg:font-family="'Comic San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cript"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mic Sans"/>
    </style:style>
    <style:style style:name="P2" style:family="paragraph" style:parent-style-name="Standard">
      <style:text-properties officeooo:paragraph-rsid="001e1318"/>
    </style:style>
    <style:style style:name="P3"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4" style:family="paragraph" style:parent-style-name="Standard">
      <style:text-properties officeooo:rsid="0020233d" officeooo:paragraph-rsid="0020233d"/>
    </style:style>
    <style:style style:name="P5" style:family="paragraph" style:parent-style-name="Heading_20_1">
      <style:paragraph-properties fo:break-before="page"/>
    </style:style>
    <style:style style:name="P6" style:family="paragraph" style:parent-style-name="Standard" style:list-style-name="L1">
      <style:text-properties officeooo:paragraph-rsid="001e1318"/>
    </style:style>
    <style:style style:name="P7" style:family="paragraph">
      <style:paragraph-properties fo:text-align="center" style:writing-mode="lr-tb"/>
    </style:style>
    <style:style style:name="P8" style:family="paragraph">
      <style:paragraph-properties style:writing-mode="lr-tb"/>
      <style:text-properties style:font-name="Comic Sans"/>
    </style:style>
    <style:style style:name="P9" style:family="paragraph">
      <style:paragraph-properties fo:text-align="center"/>
    </style:style>
    <style:style style:name="T1" style:family="text">
      <style:text-properties officeooo:rsid="001e1318"/>
    </style:style>
    <style:style style:name="T2" style:family="text">
      <style:text-properties officeooo:rsid="0020233d"/>
    </style:style>
    <style:style style:name="T3" style:family="text">
      <style:text-properties officeooo:rsid="0021ce20"/>
    </style:style>
    <style:style style:name="T4" style:family="text">
      <style:text-properties style:font-name="Comic Sans"/>
    </style:style>
    <style:style style:name="T5" style:family="text">
      <style:text-properties style:font-name="Comic Sans" fo:font-size="16pt" style:font-size-asian="14pt" style:font-size-complex="16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265cm" fo:min-width="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714cm" fo:min-width="7.8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2.223cm" fo:min-width="10.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rsa coi sacchi</text:h>
      <text:p text:style-name="P1"/>
      <text:p text:style-name="Standard">Tutti i partecipanti si dispongono dietro al filo di nastro segnaletico uno di fianco all’altro (si procede a gruppi di 3 per <text:span text:style-name="T1">squadra</text:span>) e al via si parte, vince il primo a raggiungere l’arrivo. La <text:span text:style-name="T1">squadra </text:span>che arriva per prima il maggior numero di volte ottiene <text:span text:style-name="T1">il </text:span>punti del gioco, nel caso di pareggio si fa un altro round in cui partecipano i vincitori di ogni round.</text:p>
      <text:p text:style-name="Standard"/>
      <text:h text:style-name="Heading_20_1" text:outline-level="1">Fazzolettone</text:h>
      <text:p text:style-name="P2">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p>
      <text:p text:style-name="P2">In caso venga chiamata una serie di numeri i giocatori si comporteranno nelle seguenti maniere:</text:p>
      <text:list xml:id="list4143728001" text:style-name="L1">
        <text:list-item>
          <text:p text:style-name="P6">2 persone: uno porta in groppa l’altro o a carriola (l’animatore può imporne uno al momento della chiamata del numero)</text:p>
        </text:list-item>
        <text:list-item>
          <text:p text:style-name="P6">3 persone: a sedia (due persone tengono un braccio dritto e l’altro piegato orizzontalmente di 90° per andare a formare un quadrato una volta agganciati mentre il terzo si andrà a sedere sulle loro braccia)</text:p>
        </text:list-item>
      </text:list>
      <text:p text:style-name="P2">ecco uno schema che rappresenta la zona di arrivo per fare il punto:</text:p>
      <text:p text:style-name="P3"><draw:line text:anchor-type="paragraph" draw:z-index="2" draw:name="Linea 1" draw:style-name="gr3" draw:text-style-name="P9" svg:x1="-0.099cm" svg:y1="2.45cm" svg:x2="12.363cm" svg:y2="2.318cm"><text:p/></draw:line><draw:line text:anchor-type="paragraph" draw:z-index="3" draw:name="Linea 2" draw:style-name="gr3" draw:text-style-name="P9" svg:x1="-0.178cm" svg:y1="4.752cm" svg:x2="12.284cm" svg:y2="4.62cm"><text:p/></draw:line><draw:line text:anchor-type="paragraph" draw:z-index="4" draw:name="Linea 3" draw:style-name="gr3" draw:text-style-name="P9" svg:x1="8.421cm" svg:y1="1.048cm" svg:x2="8.368cm" svg:y2="6.737cm"><text:p/></draw:line><draw:custom-shape text:anchor-type="paragraph" draw:z-index="5" draw:name="Forma 1" draw:style-name="gr2" draw:text-style-name="P8" svg:width="7.885cm" svg:height="0.715cm" svg:x="0.483cm" svg:y="4.62cm"><text:p text:style-name="P8"><text:span text:style-name="T4">Posizion</text:span><text:span text:style-name="T4">e della </text:span><text:span text:style-name="T4">fila di </text:span><text:span text:style-name="T4">una </text:span><text:span text:style-name="T4">squadra</text:span></text:p><draw:enhanced-geometry svg:viewBox="0 0 21600 21600" draw:type="rectangle" draw:enhanced-path="M 0 0 L 21600 0 21600 21600 0 21600 0 0 Z N"/></draw:custom-shape><draw:custom-shape text:anchor-type="paragraph" draw:z-index="6" draw:name="Forma 2" draw:style-name="gr2" draw:text-style-name="P8" svg:width="7.885cm" svg:height="0.715cm" svg:x="0.536cm" svg:y="1.603cm"><text:p text:style-name="P8"><text:span text:style-name="T4">Posizione della fila dell’altra squadra</text:span></text:p><draw:enhanced-geometry svg:viewBox="0 0 21600 21600" draw:type="rectangle" draw:enhanced-path="M 0 0 L 21600 0 21600 21600 0 21600 0 0 Z N"/></draw:custom-shape><draw:custom-shape text:anchor-type="paragraph" draw:z-index="7" draw:name="Forma 3" draw:style-name="gr1" draw:text-style-name="P7" svg:width="0.371cm" svg:height="0.371cm" svg:x="11.86cm" svg:y="3.376cm"><text:p text:style-name="P7">Animatore</text:p><text:p text:style-name="P7"/><text:p text:style-name="P7"/><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 4" draw:style-name="gr4" draw:text-style-name="P8" svg:width="10.002cm" svg:height="2.223cm" svg:x="-1.633cm" svg:y="0.095cm"><text:p text:style-name="P8"><text:span text:style-name="T5">Zona di arrivo di questa squadra</text:span></text:p><text:p text:style-name="P8"><text:span text:style-name="T5"/></text:p><text:p text:style-name="P8"><text:span text:style-name="T5"/></text:p><draw:enhanced-geometry svg:viewBox="0 0 21600 21600" draw:type="rectangle" draw:enhanced-path="M 0 0 L 21600 0 21600 21600 0 21600 0 0 Z N"/></draw:custom-shape><draw:custom-shape text:anchor-type="paragraph" draw:z-index="0" draw:name="Forma 5" draw:style-name="gr4" draw:text-style-name="P8" svg:width="10.002cm" svg:height="2.223cm" svg:x="-1.633cm" svg:y="4.62cm"><text:p text:style-name="P8"><text:span text:style-name="T5"/></text:p><text:p text:style-name="P8"><text:span text:style-name="T5"/></text:p><text:p text:style-name="P8"><text:span text:style-name="T5">Zona di arrivo di questa </text:span><text:span text:style-name="T5">squadra</text:span></text:p><draw:enhanced-geometry svg:viewBox="0 0 21600 21600" draw:type="rectangle" draw:enhanced-path="M 0 0 L 21600 0 21600 21600 0 21600 0 0 Z N"/></draw:custom-shape></text:p>
      <text:h text:style-name="P5" text:outline-level="1"><text:bookmark text:name="docs-internal-guid-615dfd01-7fff-23ec-5268-99cd312cb65c"/>Percorso con lo spaghetto</text:h>
      <text:p text:style-name="Standard">Si creano coppie con giocatori della propria <text:span text:style-name="T2">squadra</text:span>. </text:p>
      <text:p text:style-name="Standard">A turno, partono le prime coppie delle file delle due <text:span text:style-name="T2">squadre</text:span>; entrambi i giocatori della coppia avranno in bocca le estremità dello spaghetto e a metà percorso dovranno girare intorno alla sedia (o slalom).</text:p>
      <text:p text:style-name="Standard">Si torna indietro senza <text:span text:style-name="T2">che </text:span>lo spaghetto <text:span text:style-name="T3">cada</text:span><text:span text:style-name="T2"> </text:span>e danno il 5 al secondo e via dicendo.</text:p>
      <text:p text:style-name="Standard">Se lo spaghetto <text:span text:style-name="T3">ce lo si rimette in bocca </text:span>e <text:span text:style-name="T2">la coppia</text:span> riparte da<text:span text:style-name="T2">ll’inizio</text:span>.</text:p>
      <text:p text:style-name="Standard">Si fanno due giri, vince chi finisce prima.</text:p>
      <text:p text:style-name="Standard"/>
      <text:h text:style-name="Heading_20_1" text:outline-level="1">BOCCE</text:h>
      <text:p text:style-name="Standard">Ogni <text:span text:style-name="T2">gruppo</text:span> ha 4 giocatori, 2 per ogni <text:span text:style-name="T2">squadra</text:span>. Ognuno ha due bocce.</text:p>
      <text:p text:style-name="Standard">Si tira a sorte chi per primo lancia il primo boccino all’interno del campo da gioco.</text:p>
      <text:p text:style-name="Standard">Ogni giocatore lancia a turno le bocce. La persona la cui boccia è più vicina al pallino salta un giro fino a che qualcuno della <text:span text:style-name="T2">squadra</text:span> avversaria si avvicina di più al pallino.</text:p>
      <text:p text:style-name="Standard">O<text:span text:style-name="T2">g</text:span>ni boccia della <text:span text:style-name="T2">squadra</text:span> che è più vicina al pallino rispetto alla palla più vicina del giocatore della <text:span text:style-name="T3">squadra</text:span> avversaria, segna un punto.</text:p>
      <text:p text:style-name="Standard">Se la <text:span text:style-name="T2">squadra</text:span> avvicina al boccino tutte e 4 le bocce il punteggio raddoppia a 8 (invece di 4).</text:p>
      <text:p text:style-name="Standard">La <text:span text:style-name="T2">gruppo</text:span> della <text:span text:style-name="T2">squadra </text:span>che arriva per prima a 21 punti ( o 15 o 11 a seconda di quante squadre giocheranno) vince la partita.</text:p>
      <text:p text:style-name="P4">La squadra che vince più partite vince il gioco</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Sans" svg:font-family="'Comic San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cript"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1:59.894791374</meta:creation-date>
    <meta:generator>LibreOffice/7.3.7.2$Linux_X86_64 LibreOffice_project/30$Build-2</meta:generator>
    <dc:date>2024-05-31T17:39:48.050377305</dc:date>
    <meta:editing-duration>PT1H15M7S</meta:editing-duration>
    <meta:editing-cycles>4</meta:editing-cycles>
    <meta:document-statistic meta:table-count="0" meta:image-count="0" meta:object-count="0" meta:page-count="2" meta:paragraph-count="22" meta:word-count="513" meta:character-count="2945" meta:non-whitespace-character-count="2455"/>
  </office:meta>
</office:document-meta>
</file>